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ELEYELE,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08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MAYOWA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ELEYELE CENTRAL HOSPITAL, IBADAN</text:p>
          </table:table-cell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OLUYOLE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UNITY MEDICAL CENTRE, ELEYELE</text:p>
          </table:table-cell>
          <table:table-cell table:style-name="ce5" office:value-type="float" office:value="8023443925" calcext:value-type="float">
            <text:p>8023443925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JOSEPH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PAULINE CANADIAN HOSPITAL, ELEYELE</text:p>
          </table:table-cell>
          <table:table-cell table:style-name="ce5" office:value-type="float" office:value="8106403231" calcext:value-type="float">
            <text:p>8106403231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OKAFOR</text:p>
          </table:table-cell>
          <table:table-cell table:style-name="ce5" office:value-type="string" calcext:value-type="string">
            <text:p>OPHTAMOLOGIST</text:p>
          </table:table-cell>
          <table:table-cell table:style-name="ce5" office:value-type="string" calcext:value-type="string">
            <text:p>POLICE HOSPITAL, ELEYELE</text:p>
          </table:table-cell>
          <table:table-cell table:style-name="ce5" office:value-type="float" office:value="8056578284" calcext:value-type="float">
            <text:p>8056578284</text:p>
          </table:table-cell>
          <table:table-cell table:style-name="ce5" office:value-type="string" calcext:value-type="string">
            <text:p>EYEMAX/EYEMAX FORTE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OLADOSU SAMUEL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POLICE HOSPITAL, ELEYELE</text:p>
          </table:table-cell>
          <table:table-cell table:style-name="ce5" office:value-type="float" office:value="9034165575" calcext:value-type="float">
            <text:p>9034165575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(MRS) ADERIBIGBE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JERICHO SPECIALIST HOSPITAL, ELEYELE</text:p>
          </table:table-cell>
          <table:table-cell table:style-name="ce5" office:value-type="float" office:value="9032828496" calcext:value-type="float">
            <text:p>9032828496</text:p>
          </table:table-cell>
          <table:table-cell table:style-name="ce5" office:value-type="string" calcext:value-type="string">
            <text:p>CARDIOCAP, BP CAP, FRATONEBETIC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(MRS) KOLADE</text:p>
          </table:table-cell>
          <table:table-cell table:style-name="ce5" office:value-type="string" calcext:value-type="string">
            <text:p>GOPD</text:p>
          </table:table-cell>
          <table:table-cell table:style-name="ce5" office:value-type="string" calcext:value-type="string">
            <text:p>JERICHO SPECIALIST HOSPITAL, ELEYELE</text:p>
          </table:table-cell>
          <table:table-cell table:style-name="ce5" office:value-type="float" office:value="7066428220" calcext:value-type="float">
            <text:p>7066428220</text:p>
          </table:table-cell>
          <table:table-cell table:style-name="ce5" office:value-type="string" calcext:value-type="string">
            <text:p>CARDIOCAP, BP CAP, FRATONEBETIC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JOY</text:p>
          </table:table-cell>
          <table:table-cell table:style-name="ce5" office:value-type="string" calcext:value-type="string">
            <text:p>MIDAS PHARMACY</text:p>
          </table:table-cell>
          <table:table-cell table:style-name="ce9" office:value-type="string" calcext:value-type="string">
            <text:p>ELEYELE, IBADAN</text:p>
          </table:table-cell>
          <table:table-cell table:style-name="ce5" office:value-type="float" office:value="8028870584" calcext:value-type="float">
            <text:p>8028870584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JACOB</text:p>
          </table:table-cell>
          <table:table-cell table:style-name="ce5" office:value-type="string" calcext:value-type="string">
            <text:p>MIDAS PHARMACY</text:p>
          </table:table-cell>
          <table:table-cell table:style-name="ce9" office:value-type="string" calcext:value-type="string">
            <text:p>ELEYELE, IBADAN</text:p>
          </table:table-cell>
          <table:table-cell table:style-name="ce6" office:value-type="float" office:value="8152779893" calcext:value-type="float">
            <text:p>8152779893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PHARM ROMOKE</text:p>
          </table:table-cell>
          <table:table-cell table:style-name="ce5" office:value-type="string" calcext:value-type="string">
            <text:p>PAULINE CANADIAN HOSPITAL, </text:p>
          </table:table-cell>
          <table:table-cell table:style-name="ce9" office:value-type="string" calcext:value-type="string">
            <text:p>ELEYELE, IBADAN</text:p>
          </table:table-cell>
          <table:table-cell table:style-name="ce9" office:value-type="float" office:value="8115606480" calcext:value-type="float">
            <text:p>8115606480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PHARM WAHAB WASIU</text:p>
          </table:table-cell>
          <table:table-cell table:style-name="ce5" office:value-type="string" calcext:value-type="string">
            <text:p>POLICE HOSPITAL</text:p>
          </table:table-cell>
          <table:table-cell table:style-name="ce9" office:value-type="string" calcext:value-type="string">
            <text:p>ELEYELE, IBADAN</text:p>
          </table:table-cell>
          <table:table-cell table:style-name="ce6" office:value-type="float" office:value="8022015582" calcext:value-type="float">
            <text:p>8022015582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PHARM RUKAYAT</text:p>
          </table:table-cell>
          <table:table-cell table:style-name="ce5" office:value-type="string" calcext:value-type="string">
            <text:p>MARYKAY PHARMACY</text:p>
          </table:table-cell>
          <table:table-cell table:style-name="ce9" office:value-type="string" calcext:value-type="string">
            <text:p>ELEYELE, IBADAN</text:p>
          </table:table-cell>
          <table:table-cell table:style-name="ce6" office:value-type="float" office:value="8100527263" calcext:value-type="float">
            <text:p>8100527263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office:value-type="string" calcext:value-type="string">
            <text:p>PHARM MATTEW</text:p>
          </table:table-cell>
          <table:table-cell office:value-type="string" calcext:value-type="string">
            <text:p>MARYKAY PHARMACY</text:p>
          </table:table-cell>
          <table:table-cell office:value-type="string" calcext:value-type="string">
            <text:p>ELEYELE, IBADAN</text:p>
          </table:table-cell>
          <table:table-cell office:value-type="float" office:value="8169838842" calcext:value-type="float">
            <text:p>8169838842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office:value-type="string" calcext:value-type="string">
            <text:p>MISS ZAINAB (PROCUREMENT OFFICER)</text:p>
          </table:table-cell>
          <table:table-cell office:value-type="string" calcext:value-type="string">
            <text:p>MARYKAY PHARMACY</text:p>
          </table:table-cell>
          <table:table-cell office:value-type="string" calcext:value-type="string">
            <text:p>ELEYELE, IBADAN</text:p>
          </table:table-cell>
          <table:table-cell office:value-type="float" office:value="8060990923" calcext:value-type="float">
            <text:p>8060990923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office:value-type="string" calcext:value-type="string">
            <text:p>PHARM SAMUEL</text:p>
          </table:table-cell>
          <table:table-cell office:value-type="string" calcext:value-type="string">
            <text:p>CARESITE PHARMACY</text:p>
          </table:table-cell>
          <table:table-cell office:value-type="string" calcext:value-type="string">
            <text:p>ELEYELE, IBADAN</text:p>
          </table:table-cell>
          <table:table-cell office:value-type="float" office:value="9029196767" calcext:value-type="float">
            <text:p>9029196767</text:p>
          </table:table-cell>
          <table:table-cell office:value-type="string" calcext:value-type="string">
            <text:p>MY PORTFOL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office:value-type="string" calcext:value-type="string">
            <text:p>PHARM AJANI (HOD)</text:p>
          </table:table-cell>
          <table:table-cell office:value-type="string" calcext:value-type="string">
            <text:p>JERICHO SPECIALIST HOSPITAL</text:p>
          </table:table-cell>
          <table:table-cell office:value-type="string" calcext:value-type="string">
            <text:p>ELEYELE, IBADAN</text:p>
          </table:table-cell>
          <table:table-cell office:value-type="float" office:value="8035780910" calcext:value-type="float">
            <text:p>8035780910</text:p>
          </table:table-cell>
          <table:table-cell office:value-type="string" calcext:value-type="string">
            <text:p>CARDIOCAP, BP CAP, FRATONEBE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GO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08T09:52:03.119133457</dc:date>
    <meta:generator>LibreOffice/7.3.7.2$Linux_X86_64 LibreOffice_project/30$Build-2</meta:generator>
    <meta:editing-duration>PT1H53M25S</meta:editing-duration>
    <meta:editing-cycles>32</meta:editing-cycles>
    <meta:document-statistic meta:table-count="1" meta:cell-count="148" meta:object-count="0"/>
    <meta:user-defined meta:name="AppVersion">16.0300</meta:user-defined>
  </office:meta>
</office:document-meta>
</file>